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30000045EC78F4A781A886AAA.png" manifest:media-type="image/png"/>
  <manifest:file-entry manifest:full-path="Pictures/10000201000017CC000004F50E1076844FF47DB9.png" manifest:media-type="image/png"/>
  <manifest:file-entry manifest:full-path="Pictures/10000201000000460000003A4F7DB80CEF0651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" style:family="graphic" style:parent-style-name="objectwithoutfill">
      <style:graphic-properties svg:stroke-width="0.159cm" svg:stroke-color="#ff3333" draw:marker-start-width="0.439cm" draw:marker-end-width="0.439cm" draw:fill="none" draw:textarea-vertical-align="middle" fo:padding-top="0.205cm" fo:padding-bottom="0.205cm" fo:padding-left="0.33cm" fo:padding-right="0.33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.9cm"/>
    </style:style>
    <style:style style:name="gr8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0.15cm" fo:min-width="0.1cm"/>
    </style:style>
    <style:style style:name="gr9" style:family="graphic" style:parent-style-name="standard">
      <style:graphic-properties draw:fill-color="#ff9999" draw:textarea-horizontal-align="justify" draw:textarea-vertical-align="middle" draw:auto-grow-height="false" fo:min-height="0.15cm" fo:min-width="0.9cm"/>
    </style:style>
    <style:style style:name="gr10" style:family="graphic" style:parent-style-name="objectwithoutfill">
      <style:graphic-properties svg:stroke-width="0.106cm" svg:stroke-color="#0000ff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035cm" svg:stroke-color="#0000ff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.377cm"/>
    </style:style>
    <style:style style:name="gr13" style:family="graphic" style:parent-style-name="objectwithoutfill">
      <style:graphic-properties svg:stroke-width="0.106cm" svg:stroke-color="#ff00c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3333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="none" draw:fill-color="#ffffff"/>
      <style:text-properties fo:color="#ff3333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3333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/>
      <style:text-properties fo:color="#ff3333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ffff"/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3333" style:font-name="Liberation Sans1" fo:font-size="54pt" fo:font-weight="bold" style:font-name-asian="Liberation Sans1" style:font-size-asian="54pt" style:font-weight-asian="bold" style:font-name-complex="Liberation Sans1" style:font-size-complex="54pt" style:font-weight-complex="bold"/>
    </style:style>
    <style:style style:name="T2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107cm" svg:height="19.773cm" svg:x="11.493cm" svg:y="0.427cm">
          <draw:image xlink:href="Pictures/10000201000002030000045EC78F4A781A886AAA.png" xlink:type="simple" xlink:show="embed" xlink:actuate="onLoad">
            <text:p/>
          </draw:image>
        </draw:frame>
        <draw:frame draw:style-name="gr3" draw:text-style-name="P4" draw:layer="layout" svg:width="2.4cm" svg:height="2.376cm" svg:x="15.2cm" svg:y="4.4cm">
          <draw:text-box>
            <text:p text:style-name="P3"><text:span text:style-name="T1">α</text:span></text:p>
          </draw:text-box>
        </draw:frame>
        <draw:path draw:style-name="gr4" draw:text-style-name="P5" draw:layer="layout" svg:width="2.178cm" svg:height="2.704cm" draw:transform="rotate (0.323584043319749) translate (13.6741859841772cm 5.82186454956609cm)" svg:viewBox="0 0 2179 2705" svg:d="M0 53c228-53-74-80 120-14 490 93 1922 1816 2059 2445v221">
          <text:p/>
        </draw:path>
        <draw:frame draw:style-name="gr5" draw:text-style-name="P7" draw:layer="layout" svg:width="5.002cm" svg:height="2.384cm" svg:x="14.398cm" svg:y="2.2cm">
          <draw:text-box>
            <text:p text:style-name="P6"><text:span text:style-name="T2">relative</text:span></text:p>
            <text:p text:style-name="P6"><text:span text:style-name="T2">wind angle etc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199cm" svg:height="5.664cm" svg:x="0.4cm" svg:y="7.236cm">
          <draw:image xlink:href="Pictures/10000201000017CC000004F50E1076844FF47DB9.png" xlink:type="simple" xlink:show="embed" xlink:actuate="onLoad">
            <text:p/>
          </draw:image>
        </draw:frame>
        <draw:custom-shape draw:style-name="gr7" draw:text-style-name="P10" draw:layer="layout" svg:width="2.4cm" svg:height="0.5cm" svg:x="23.1cm" svg:y="14.6cm">
          <text:p text:style-name="P9"><text:span text:style-name="T3">Bow Thrust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4cm" svg:height="0.5cm" svg:x="3.2cm" svg:y="14cm">
          <text:p text:style-name="P9"><text:span text:style-name="T3">Stern</text:span></text:p>
          <text:p text:style-name="P9"><text:span text:style-name="T3">Thruster 1, 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0.4cm" svg:x="25cm" svg:y="12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282cm" svg:height="0.234cm" svg:x="3.4cm" svg:y="12.366cm">
          <draw:image xlink:href="Pictures/10000201000000460000003A4F7DB80CEF0651B4.png" xlink:type="simple" xlink:show="embed" xlink:actuate="onLoad">
            <text:p/>
          </draw:image>
        </draw:frame>
        <draw:frame draw:style-name="gr2" draw:text-style-name="P2" draw:layer="layout" svg:width="0.282cm" svg:height="0.234cm" svg:x="3.8cm" svg:y="12.366cm">
          <draw:image xlink:href="Pictures/10000201000000460000003A4F7DB80CEF0651B4.png" xlink:type="simple" xlink:show="embed" xlink:actuate="onLoad">
            <text:p/>
          </draw:image>
        </draw:frame>
        <draw:custom-shape draw:style-name="gr9" draw:text-style-name="P11" draw:layer="layout" svg:width="1.4cm" svg:height="0.4cm" svg:x="9.292cm" svg:y="12.2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4cm" svg:height="0.5cm" svg:x="8.514cm" svg:y="14.6cm">
          <text:p text:style-name="P9"><text:span text:style-name="T3">Chillers 1, 2, 3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9cm" svg:y1="13.7cm" svg:x2="3.9cm" svg:y2="12.8cm">
          <text:p/>
        </draw:line>
        <draw:line draw:style-name="gr10" draw:text-style-name="P5" draw:layer="layout" svg:x1="10cm" svg:y1="14.2cm" svg:x2="10cm" svg:y2="12.8cm">
          <text:p/>
        </draw:line>
        <draw:line draw:style-name="gr10" draw:text-style-name="P5" draw:layer="layout" svg:x1="24.4cm" svg:y1="14.2cm" svg:x2="24.4cm" svg:y2="12.8cm">
          <text:p/>
        </draw:line>
        <draw:line draw:style-name="gr11" draw:text-style-name="P5" draw:layer="layout" svg:x1="14.8cm" svg:y1="12.6cm" svg:x2="14.8cm" svg:y2="11.4cm">
          <text:p/>
        </draw:line>
        <draw:custom-shape draw:style-name="gr7" draw:text-style-name="P10" draw:layer="layout" svg:width="2.4cm" svg:height="0.5cm" svg:x="13.7cm" svg:y="12.7cm">
          <text:p text:style-name="P9"><text:span text:style-name="T3">Draft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.3cm" svg:y1="16.137cm" svg:x2="1.3cm" svg:y2="13.1cm">
          <text:p/>
        </draw:line>
        <draw:custom-shape draw:style-name="gr12" draw:text-style-name="P10" draw:layer="layout" svg:width="1.877cm" svg:height="0.5cm" svg:x="0cm" svg:y="16.537cm">
          <text:p text:style-name="P9"><text:span text:style-name="T3"><text:tab/></text:span><text:span text:style-name="T3">Propulsion</text:span></text:p>
          <text:p text:style-name="P9"><text:span text:style-name="T3">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4cm" svg:height="0.4cm" svg:x="1.8cm" svg:y="11.6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2.523cm" svg:y1="14.8cm" svg:x2="2.523cm" svg:y2="12cm">
          <text:p/>
        </draw:line>
        <draw:custom-shape draw:style-name="gr7" draw:text-style-name="P10" draw:layer="layout" svg:width="2.4cm" svg:height="0.5cm" svg:x="1.7cm" svg:y="15.537cm">
          <text:p text:style-name="P9"><text:span text:style-name="T3"><text:tab/></text:span><text:span text:style-name="T3">Main Engine</text:span></text:p>
          <text:p text:style-name="P9"><text:span text:style-name="T3">1, 2, 3, 4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2cm" svg:y1="18.3cm" svg:x2="19cm" svg:y2="18.3cm">
          <text:p/>
        </draw:line>
        <draw:custom-shape draw:style-name="gr7" draw:text-style-name="P10" draw:layer="layout" svg:width="2.4cm" svg:height="0.5cm" svg:x="13.983cm" svg:y="18.7cm">
          <text:p text:style-name="P9"><text:span text:style-name="T3">Speed Through Water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9.1cm" svg:y1="17.5cm" svg:x2="15.5cm" svg:y2="17.5cm">
          <text:p/>
        </draw:line>
        <draw:frame draw:style-name="gr5" draw:text-style-name="P12" draw:layer="layout" svg:width="5.002cm" svg:height="1.361cm" svg:x="14.97cm" svg:y="15.769cm">
          <draw:text-box>
            <text:p text:style-name="P9"><text:span text:style-name="T3">Relative</text:span></text:p>
            <text:p text:style-name="P9"><text:span text:style-name="T3">water speed</text:span></text:p>
          </draw:text-box>
        </draw:frame>
        <draw:line draw:style-name="gr10" draw:text-style-name="P5" draw:layer="layout" svg:x1="11.974cm" svg:y1="17.5cm" svg:x2="15.5cm" svg:y2="17.5cm">
          <text:p/>
        </draw:line>
        <draw:frame draw:style-name="gr5" draw:text-style-name="P12" draw:layer="layout" svg:width="5.002cm" svg:height="1.361cm" svg:x="11cm" svg:y="15.7cm">
          <draw:text-box>
            <text:p text:style-name="P9"><text:span text:style-name="T3">Speed over</text:span></text:p>
            <text:p text:style-name="P9"><text:span text:style-name="T3">grou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21T16:19:50.086000000</meta:creation-date>
    <dc:date>2024-10-21T16:53:53.732000000</dc:date>
    <meta:editing-duration>PT34M1S</meta:editing-duration>
    <meta:editing-cycles>8</meta:editing-cycles>
    <meta:generator>LibreOffice/5.1.6.2$Windows_x86 LibreOffice_project/07ac168c60a517dba0f0d7bc7540f5afa45f0909</meta:generator>
    <meta:document-statistic meta:object-count="55"/>
  </office:meta>
</office:document-meta>
</file>